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color="#cc9900" style:font-name="Tahoma" style:font-name-complex="Tahoma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4.752cm"/>
          <style:tab-stop style:position="5.001cm"/>
          <style:tab-stop style:position="8.251cm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fo:language="zxx" fo:country="none" style:font-size-asian="11pt" style:language-asian="zxx" style:country-asian="none" style:font-size-complex="11pt"/>
    </style:style>
    <style:style style:name="P6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fo:language="zxx" fo:country="none" style:font-size-asian="11pt" style:language-asian="zxx" style:country-asian="none" style:font-size-complex="11pt"/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4.752cm"/>
          <style:tab-stop style:position="5.001cm"/>
          <style:tab-stop style:position="8.251cm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8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752cm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line-height="150%" style:snap-to-layout-gri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8000"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color="#008000"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0000ff"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color="#ff0000" style:font-name="Arial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 style:snap-to-layout-grid="false"/>
      <style:text-properties fo:color="#ff0000" style:font-name="Arial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text-transform="uppercase" fo:color="#800080" style:font-name="Arial" fo:font-size="11pt" fo:font-style="italic" fo:background-color="#ffff00" style:font-size-asian="11pt" style:font-style-asian="italic" style:font-size-complex="11pt"/>
    </style:style>
    <style:style style:name="P19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left="1.251cm" fo:margin-right="1.247cm" fo:text-align="center" style:justify-single-word="false" fo:text-indent="0cm" style:auto-text-indent="false" fo:background-color="#cccccc" style:border-line-width="0.002cm 0.035cm 0.002cm" fo:padding="0.035cm" fo:border="0.039cm double #000000">
        <style:background-image/>
      </style:paragraph-properties>
      <style:text-properties fo:text-transform="uppercase" style:font-name="Arial" fo:font-size="11pt" fo:font-style="italic" fo:font-weight="bold" fo:background-color="#ff99cc" style:font-size-asian="11pt" style:font-style-asian="italic" style:font-weight-asian="bold" style:font-size-complex="11pt"/>
    </style:style>
    <style:style style:name="P21" style:family="paragraph" style:parent-style-name="Standard">
      <style:paragraph-properties fo:margin-left="4.001cm" fo:margin-right="-0.004cm" fo:text-align="justify" style:justify-single-word="false" fo:text-indent="-4.001cm" style:auto-text-indent="false">
        <style:tab-stops>
          <style:tab-stop style:position="-0.249cm"/>
        </style:tab-stops>
      </style:paragraph-properties>
      <style:text-properties style:font-name="Arial" fo:font-size="11pt" style:font-size-asian="11pt" style:font-size-complex="11pt"/>
    </style:style>
    <style:style style:name="P22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23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fo:font-style="italic" fo:background-color="#c0c0c0" style:font-size-asian="12pt" style:font-style-asian="italic"/>
    </style:style>
    <style:style style:name="T4" style:family="text">
      <style:text-properties fo:font-size="12pt" fo:font-style="italic" style:text-underline-style="solid" style:text-underline-width="auto" style:text-underline-color="font-color" fo:background-color="#c0c0c0" style:font-size-asian="12pt" style:font-style-asian="italic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color="#008000" fo:font-style="italic" fo:font-weight="bold" style:font-style-asian="italic" style:font-weight-asian="bold"/>
    </style:style>
    <style:style style:name="T9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fo:color="#ff0000" fo:font-style="italic" fo:font-weight="bold" style:font-style-asian="italic" style:font-weight-asian="bold"/>
    </style:style>
    <style:style style:name="T11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12" style:family="text">
      <style:text-properties fo:color="#0000ff" fo:font-style="italic" fo:font-weight="bold" style:font-style-asian="italic" style:font-weight-asian="bold"/>
    </style:style>
    <style:style style:name="T13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14" style:family="text">
      <style:text-properties fo:color="#cc9900" style:font-name="Tahoma" fo:font-size="9pt" style:text-underline-style="solid" style:text-underline-width="auto" style:text-underline-color="font-color" fo:font-weight="bold" style:font-size-asian="9pt" style:font-weight-asian="bold" style:font-name-complex="Tahoma" style:font-size-complex="9pt"/>
    </style:style>
    <style:style style:name="T15" style:family="text">
      <style:text-properties fo:color="#cc9900" style:font-name="Tahoma" fo:font-size="9pt" style:font-size-asian="9pt" style:font-name-complex="Tahoma" style:font-size-complex="9pt"/>
    </style:style>
    <style:style style:name="T16" style:family="text">
      <style:text-properties fo:color="#cc9900" style:font-name="Tahoma" fo:font-size="9pt" fo:font-weight="bold" style:font-size-asian="9pt" style:font-weight-asian="bold" style:font-name-complex="Tahoma" style:font-size-complex="9pt"/>
    </style:style>
    <style:style style:name="T17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18" style:family="text">
      <style:text-properties fo:color="#cc9900" fo:font-size="9pt" style:font-size-asian="9pt" style:font-name-complex="Tahoma" style:font-size-complex="9pt"/>
    </style:style>
    <style:style style:name="T19" style:family="text">
      <style:text-properties fo:color="#cc9900" style:text-underline-style="solid" style:text-underline-width="auto" style:text-underline-color="font-color" style:font-name-complex="Tahoma"/>
    </style:style>
    <style:style style:name="T20" style:family="text">
      <style:text-properties fo:color="#cc9900" style:font-name-complex="Tahoma"/>
    </style:style>
    <style:style style:name="T21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2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23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4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25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26" style:family="text">
      <style:text-properties fo:color="#000000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27" style:family="text">
      <style:text-properties fo:font-weight="bold" style:font-name-asian="Courier New1" style:font-weight-asian="bold" style:font-name-complex="Courier New1"/>
    </style:style>
    <style:style style:name="T28" style:family="text">
      <style:text-properties fo:font-weight="bold" style:font-weight-asian="bold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font-style="italic" fo:background-color="#c0c0c0" style:font-style-asian="italic"/>
    </style:style>
    <style:style style:name="T31" style:family="text">
      <style:text-properties fo:font-style="italic" style:text-underline-style="solid" style:text-underline-width="auto" style:text-underline-color="font-color" fo:background-color="#c0c0c0" style:font-style-asian="italic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 style:shadow="#000000 0.212cm 0.212cm">
        <style:background-image/>
      </style:graphic-properties>
    </style:style>
    <style:style style:name="gr1" style:family="graphic">
      <style:graphic-properties draw:stroke="solid" svg:stroke-width="0.026cm" svg:stroke-color="#cc9900" draw:marker-end="msArrowStealth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8">%#include </text:span><text:span text:style-name="T27">enTetesDecisionRFM</text:span><text:span text:style-name="T28">#%</text:span>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text:span text:style-name="T19">A adresser à</text:span><text:span text:style-name="T20"> :</text:span></text:p>
            <text:p text:style-name="P9"><text:span text:style-name="T20">pour </text:span><text:span text:style-name="T8">CCVD</text:span><text:span text:style-name="T20"> + </text:span><text:span text:style-name="T12">SAS Lsne</text:span></text:p>
          </table:table-cell>
          <table:table-cell table:style-name="Table1.B1" office:value-type="string">
            <text:p text:style-name="P14">Monsieur</text:p>
            <text:p text:style-name="P15">Carlos Madrid</text:p>
            <text:p text:style-name="P13">Médecin-dentiste conseil de</text:p>
            <text:p text:style-name="P15">l’Administration Cantonale Vaudoise</text:p>
            <text:p text:style-name="P13">Route de Berne 52</text:p>
            <text:p text:style-name="P15">1010 Lausanne</text:p>
          </table:table-cell>
        </table:table-row>
        <table:table-row table:style-name="Table1.1">
          <table:table-cell table:style-name="Table1.A1" office:value-type="string">
            <text:p text:style-name="P12"><text:span text:style-name="T19">A adresser à</text:span><text:span text:style-name="T20"> :</text:span></text:p>
            <text:p text:style-name="P9"><text:span text:style-name="T20">pour </text:span><text:span text:style-name="T10">CCJU</text:span></text:p>
          </table:table-cell>
          <table:table-cell table:style-name="Table1.B1" office:value-type="string">
            <text:p text:style-name="P17">Monsieur</text:p>
            <text:p text:style-name="P16">Christian Mischler</text:p>
            <text:p text:style-name="P16">Médecin-dentiste conseil</text:p>
            <text:p text:style-name="P16">CM Clinique Dentaire</text:p>
            <text:p text:style-name="P16">St-Randoald 2</text:p>
            <text:p text:style-name="P16">2852 Courtételle</text:p>
            <text:p text:style-name="P18">ou</text:p>
            <text:p text:style-name="P16">Monsieur</text:p>
            <text:p text:style-name="P16">Eric Develey</text:p>
            <text:p text:style-name="P16">Médecin-dentiste conseil</text:p>
            <text:p text:style-name="P16">Av. Léopold-Robert 65</text:p>
            <text:p text:style-name="P16">2301 La Chaux-de-Fonds</text:p>
          </table:table-cell>
        </table:table-row>
      </table:table>
      <text:p text:style-name="P10"/>
      <text:p text:style-name="P10"/>
      <text:p text:style-name="P11">%=DOSSIER=%<text:bookmark-start text:name="OLE_LINK3"/><text:tab/><text:bookmark-end text:name="OLE_LINK3"/><text:bookmark text:name="dossier"/><text:bookmark text:name="OLE_LINK4"/></text:p>
      <text:p text:style-name="P19">%=NSS=%<text:tab/><text:bookmark text:name="AVS"/><text:bookmark text:name="OLE_LINK5"/></text:p>
      <text:p text:style-name="P2"/>
      <text:p text:style-name="P20">%=TITRE_RAPPEL=%</text:p>
      <text:p text:style-name="P2"/>
      <text:p text:style-name="P2"/>
      <text:p text:style-name="P4">%=PATIENT=%<text:tab/></text:p>
      <text:p text:style-name="P7">%=MEDECIN=%<text:tab/></text:p>
      <text:p text:style-name="P3"/>
      <text:p text:style-name="P5"><draw:frame draw:style-name="fr1" draw:name="Frame1" text:anchor-type="char" svg:x="3.297cm" svg:y="0.041cm" svg:width="7.327cm" svg:height="0.667cm" draw:z-index="0"><draw:text-box><text:p text:style-name="P1">= date envoi lettre n° 4.1, 4.2, 4.3 ou 4.9</text:p></draw:text-box></draw:frame></text:p>
      <text:p text:style-name="P3">%=TITRE=%<draw:line text:anchor-type="char" draw:z-index="1" draw:style-name="gr1" draw:text-style-name="P23" svg:x1="3.627cm" svg:y1="0.201cm" svg:x2="3.309cm" svg:y2="1.154cm"><text:p/></draw:line></text:p>
      <text:p text:style-name="P3"/>
      <text:p text:style-name="P3">%=COURRIER=%</text:p>
      <text:p text:style-name="P3"/>
      <text:p text:style-name="P3">%=ENVOI=%</text:p>
      <text:p text:style-name="P3"/>
      <text:p text:style-name="P3">%=SALUTATIONS=%</text:p>
      <text:p text:style-name="P6"/>
      <text:p text:style-name="P22"><text:tab/><text:span text:style-name="T25">%#</text:span><text:span text:style-name="T26">include <text:s/>signatureRFM</text:span><text:span text:style-name="T25">#%</text:span></text:p>
      <text:p text:style-name="P2"/>
      <text:p text:style-name="P2"><text:span text:style-name="T29">Annexe</text:span> : mentionnée</text:p>
      <text:p text:style-name="P2"/>
      <text:p text:style-name="P21"><text:span text:style-name="T30">Optionnel : </text:span><text:span text:style-name="T31">Copie</text:span><text:span text:style-name="T30"> : bénéficiaire PC</text:span><draw:frame draw:style-name="fr2" draw:name="Frame2" text:anchor-type="char" svg:x="11.419cm" svg:y="0.383cm" svg:width="4.152cm" svg:height="1.93cm" draw:z-index="2"><draw:text-box><text:p text:style-name="Standard"><text:span text:style-name="T15">Ce rappel doit être généré </text:span><text:span text:style-name="T14">3 mois</text:span><text:span text:style-name="T16"> </text:span><text:span text:style-name="T15">après l'envoi de la lettre initiale (n° 4.1, 4.2, 4.3 ou 4.9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StealthEnd_20_5" draw:display-name="msArrowStealthEnd 5" svg:viewBox="0 0 210 210" svg:d="m105 0 105 210-105-84-105 84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09-04-17T13:39:00</meta:creation-date>
    <dc:date>2014-06-30T10:31:13.81</dc:date>
    <meta:print-date>2009-04-27T15:39:00</meta:print-date>
    <meta:editing-cycles>25</meta:editing-cycles>
    <meta:editing-duration>PT2H51M43S</meta:editing-duration>
    <meta:document-statistic meta:table-count="1" meta:image-count="0" meta:object-count="0" meta:page-count="1" meta:paragraph-count="37" meta:word-count="105" meta:character-count="711"/>
    <meta:user-defined meta:name="Info 1"/>
    <meta:user-defined meta:name="Info 2"/>
    <meta:user-defined meta:name="Info 3"/>
    <meta:user-defined meta:name="Info 4"/>
    <meta:user-defined meta:name="_AdHocReviewCycleID" meta:value-type="string">-336767146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